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moq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costo-minimo</text:p>
          </table:table-cell>
          <table:table-cell table:style-name="ce1" office:value-type="string" calcext:value-type="string">
            <text:p>IVA</text:p>
          </table:table-cell>
          <table:table-cell office:value-type="string" calcext:value-type="string">
            <text:p>importacion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Ganacia 100</text:p>
          </table:table-cell>
          <table:table-cell office:value-type="string" calcext:value-type="string">
            <text:p>neto</text:p>
          </table:table-cell>
          <table:table-cell table:number-columns-repeated="3"/>
          <table:table-cell office:value-type="string" calcext:value-type="string">
            <text:p>ganancias</text:p>
          </table:table-cell>
          <table:table-cell office:value-type="string" calcext:value-type="string">
            <text:p>diff unidad</text:p>
          </table:table-cell>
          <table:table-cell office:value-type="string" calcext:value-type="string">
            <text:p>bruto moq</text:p>
          </table:table-cell>
          <table:table-cell office:value-type="string" calcext:value-type="string">
            <text:p>neto moq</text:p>
          </table:table-cell>
        </table:table-row>
        <table:table-row table:style-name="ro1">
          <table:table-cell office:value-type="string" calcext:value-type="string">
            <text:p>BIC-1115</text:p>
          </table:table-cell>
          <table:table-cell office:value-type="string" calcext:value-type="string">
            <text:p><text:a xlink:href="https://www.alibaba.com/product-detail/BIC-1115-New-Fuel-Injector-Rebuild_1601542125593.html?spm=a2700.shop_plser.41413.2.15ac63bdPtwGb1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0.911" calcext:value-type="float">
            <text:p>0.911</text:p>
          </table:table-cell>
          <table:table-cell office:value-type="float" office:value="455.5" calcext:value-type="float">
            <text:p>455.5</text:p>
          </table:table-cell>
          <table:table-cell table:formula="of:=[.D2]*0.16" office:value-type="float" office:value="0.14576" calcext:value-type="float">
            <text:p>0.14576</text:p>
          </table:table-cell>
          <table:table-cell table:formula="of:=[.D2]*0.15" office:value-type="float" office:value="0.13665" calcext:value-type="float">
            <text:p>0.13665</text:p>
          </table:table-cell>
          <table:table-cell table:formula="of:=[.D2]+[.F2]+[.G2]" office:value-type="float" office:value="1.19341" calcext:value-type="float">
            <text:p>1.19341</text:p>
          </table:table-cell>
          <table:table-cell table:formula="of:=[.$D2]*2" office:value-type="float" office:value="1.822" calcext:value-type="float">
            <text:p>1.822</text:p>
          </table:table-cell>
          <table:table-cell table:formula="of:=[.I2]-[.$H2]" office:value-type="float" office:value="0.62859" calcext:value-type="float">
            <text:p>0.62859</text:p>
          </table:table-cell>
          <table:table-cell/>
          <table:table-cell office:value-type="string" calcext:value-type="string">
            <text:p>ganancia</text:p>
          </table:table-cell>
          <table:table-cell office:value-type="float" office:value="1.5" calcext:value-type="float">
            <text:p>1.5</text:p>
          </table:table-cell>
          <table:table-cell table:formula="of:=[.$D2]*[.$M$2]" office:value-type="float" office:value="1.3665" calcext:value-type="float">
            <text:p>1.3665</text:p>
          </table:table-cell>
          <table:table-cell table:formula="of:=[.N2]-[.$H2]" office:value-type="float" office:value="0.17309" calcext:value-type="float">
            <text:p>0.17309</text:p>
          </table:table-cell>
          <table:table-cell table:formula="of:=[.$N2]*[.$C2]" office:value-type="float" office:value="683.25" calcext:value-type="float">
            <text:p>683.25</text:p>
          </table:table-cell>
          <table:table-cell table:formula="of:=[.P2]-([.$H2]*[.$C2])" office:value-type="float" office:value="86.545" calcext:value-type="float">
            <text:p>86.545</text:p>
          </table:table-cell>
        </table:table-row>
        <table:table-row table:style-name="ro1">
          <table:table-cell office:value-type="string" calcext:value-type="string">
            <text:p>BIC-1120</text:p>
          </table:table-cell>
          <table:table-cell office:value-type="string" calcext:value-type="string">
            <text:p><text:a xlink:href="https://www.alibaba.com/product-detail/BIC-1120-White-Nylon-Fuel-Injector_1601230447311.html?spm=a2700.shop_plser.41413.6.10747decA6vr7T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3.1" calcext:value-type="float">
            <text:p>3.1</text:p>
          </table:table-cell>
          <table:table-cell office:value-type="float" office:value="820" calcext:value-type="float">
            <text:p>820</text:p>
          </table:table-cell>
          <table:table-cell table:formula="of:=[.D3]*0.16" office:value-type="float" office:value="0.496" calcext:value-type="float">
            <text:p>0.496</text:p>
          </table:table-cell>
          <table:table-cell table:formula="of:=[.D3]*0.15" office:value-type="float" office:value="0.465" calcext:value-type="float">
            <text:p>0.465</text:p>
          </table:table-cell>
          <table:table-cell table:formula="of:=[.D3]+[.F3]+[.G3]" office:value-type="float" office:value="4.061" calcext:value-type="float">
            <text:p>4.061</text:p>
          </table:table-cell>
          <table:table-cell table:formula="of:=[.D3]*2" office:value-type="float" office:value="6.2" calcext:value-type="float">
            <text:p>6.2</text:p>
          </table:table-cell>
          <table:table-cell table:formula="of:=[.I3]-[.H3]" office:value-type="float" office:value="2.139" calcext:value-type="float">
            <text:p>2.139</text:p>
          </table:table-cell>
          <table:table-cell table:number-columns-repeated="3"/>
          <table:table-cell table:formula="of:=[.$D3]*[.$M$2]" office:value-type="float" office:value="4.65" calcext:value-type="float">
            <text:p>4.65</text:p>
          </table:table-cell>
          <table:table-cell table:formula="of:=[.N3]-[.$H3]" office:value-type="float" office:value="0.589" calcext:value-type="float">
            <text:p>0.589</text:p>
          </table:table-cell>
          <table:table-cell table:formula="of:=[.$N3]*[.$C3]" office:value-type="float" office:value="2325" calcext:value-type="float">
            <text:p>2325</text:p>
          </table:table-cell>
          <table:table-cell table:formula="of:=[.P3]-([.$H3]*[.$C3])" office:value-type="float" office:value="294.5" calcext:value-type="float">
            <text:p>294.5</text:p>
          </table:table-cell>
        </table:table-row>
        <table:table-row table:style-name="ro1">
          <table:table-cell office:value-type="string" calcext:value-type="string">
            <text:p>BIC-1126</text:p>
          </table:table-cell>
          <table:table-cell office:value-type="string" calcext:value-type="string">
            <text:p><text:a xlink:href="https://www.alibaba.com/product-detail/BIC-1126-Fuel-Injector-Repair-Service_1601541963939.html?spm=a2700.shop_plser.41413.6.1c20681ahkD26L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0.7289" calcext:value-type="float">
            <text:p>0.7289</text:p>
          </table:table-cell>
          <table:table-cell office:value-type="float" office:value="364.45" calcext:value-type="float">
            <text:p>364.45</text:p>
          </table:table-cell>
          <table:table-cell table:formula="of:=[.D4]*0.16" office:value-type="float" office:value="0.116624" calcext:value-type="float">
            <text:p>0.116624</text:p>
          </table:table-cell>
          <table:table-cell table:formula="of:=[.D4]*0.15" office:value-type="float" office:value="0.109335" calcext:value-type="float">
            <text:p>0.109335</text:p>
          </table:table-cell>
          <table:table-cell table:formula="of:=[.D4]+[.F4]+[.G4]" office:value-type="float" office:value="0.954859" calcext:value-type="float">
            <text:p>0.954859</text:p>
          </table:table-cell>
          <table:table-cell table:formula="of:=[.D4]*2" office:value-type="float" office:value="1.4578" calcext:value-type="float">
            <text:p>1.4578</text:p>
          </table:table-cell>
          <table:table-cell table:formula="of:=[.I4]-[.H4]" office:value-type="float" office:value="0.502941" calcext:value-type="float">
            <text:p>0.502941</text:p>
          </table:table-cell>
          <table:table-cell table:number-columns-repeated="3"/>
          <table:table-cell table:formula="of:=[.$D4]*[.$M$2]" office:value-type="float" office:value="1.09335" calcext:value-type="float">
            <text:p>1.09335</text:p>
          </table:table-cell>
          <table:table-cell table:formula="of:=[.N4]-[.$H4]" office:value-type="float" office:value="0.138491" calcext:value-type="float">
            <text:p>0.138491</text:p>
          </table:table-cell>
          <table:table-cell table:formula="of:=[.$N4]*[.$C4]" office:value-type="float" office:value="546.675" calcext:value-type="float">
            <text:p>546.675</text:p>
          </table:table-cell>
          <table:table-cell table:formula="of:=[.P4]-([.$H4]*[.$C4])" office:value-type="float" office:value="69.2455000000001" calcext:value-type="float">
            <text:p>69.2455000000001</text:p>
          </table:table-cell>
        </table:table-row>
        <table:table-row table:style-name="ro1">
          <table:table-cell office:value-type="string" calcext:value-type="string">
            <text:p>BIC-1148</text:p>
          </table:table-cell>
          <table:table-cell office:value-type="string" calcext:value-type="string">
            <text:p><text:a xlink:href="https://www.alibaba.com/product-detail/BIC-1148-Fuel-Injector-Seal-Repair_1601542051098.html?spm=a2700.shop_plser.41413.2.72b13f10vO8TKS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0.7289" calcext:value-type="float">
            <text:p>0.7289</text:p>
          </table:table-cell>
          <table:table-cell office:value-type="float" office:value="364.45" calcext:value-type="float">
            <text:p>364.45</text:p>
          </table:table-cell>
          <table:table-cell table:formula="of:=[.D5]*0.16" office:value-type="float" office:value="0.116624" calcext:value-type="float">
            <text:p>0.116624</text:p>
          </table:table-cell>
          <table:table-cell table:formula="of:=[.D5]*0.15" office:value-type="float" office:value="0.109335" calcext:value-type="float">
            <text:p>0.109335</text:p>
          </table:table-cell>
          <table:table-cell table:formula="of:=[.D5]+[.F5]+[.G5]" office:value-type="float" office:value="0.954859" calcext:value-type="float">
            <text:p>0.954859</text:p>
          </table:table-cell>
          <table:table-cell table:formula="of:=[.D5]*2" office:value-type="float" office:value="1.4578" calcext:value-type="float">
            <text:p>1.4578</text:p>
          </table:table-cell>
          <table:table-cell table:formula="of:=[.I5]-[.H5]" office:value-type="float" office:value="0.502941" calcext:value-type="float">
            <text:p>0.502941</text:p>
          </table:table-cell>
          <table:table-cell table:number-columns-repeated="3"/>
          <table:table-cell table:formula="of:=[.$D5]*[.$M$2]" office:value-type="float" office:value="1.09335" calcext:value-type="float">
            <text:p>1.09335</text:p>
          </table:table-cell>
          <table:table-cell table:formula="of:=[.N5]-[.$H5]" office:value-type="float" office:value="0.138491" calcext:value-type="float">
            <text:p>0.138491</text:p>
          </table:table-cell>
          <table:table-cell table:formula="of:=[.$N5]*[.$C5]" office:value-type="float" office:value="546.675" calcext:value-type="float">
            <text:p>546.675</text:p>
          </table:table-cell>
          <table:table-cell table:formula="of:=[.P5]-([.$H5]*[.$C5])" office:value-type="float" office:value="69.2455000000001" calcext:value-type="float">
            <text:p>69.2455000000001</text:p>
          </table:table-cell>
        </table:table-row>
        <table:table-row table:style-name="ro1">
          <table:table-cell office:value-type="string" calcext:value-type="string">
            <text:p>BIF-1101S</text:p>
          </table:table-cell>
          <table:table-cell office:value-type="string" calcext:value-type="string">
            <text:p><text:a xlink:href="https://www.alibaba.com/product-detail/6-3-10MM-Microfiltro-Inyector-Fuel_1601215978837.html?spm=a2700.galleryofferlist.normal_offer.d_title.1f9213a0iXgpWc&amp;priceId=66ef549b41954b7a9f589fc0067dd461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6]*0.16" office:value-type="float" office:value="0.2624" calcext:value-type="float">
            <text:p>0.2624</text:p>
          </table:table-cell>
          <table:table-cell table:formula="of:=[.D6]*0.15" office:value-type="float" office:value="0.246" calcext:value-type="float">
            <text:p>0.246</text:p>
          </table:table-cell>
          <table:table-cell table:formula="of:=[.D6]+[.F6]+[.G6]" office:value-type="float" office:value="2.1484" calcext:value-type="float">
            <text:p>2.1484</text:p>
          </table:table-cell>
          <table:table-cell table:formula="of:=[.D6]*2" office:value-type="float" office:value="3.28" calcext:value-type="float">
            <text:p>3.28</text:p>
          </table:table-cell>
          <table:table-cell table:formula="of:=[.I6]-[.H6]" office:value-type="float" office:value="1.1316" calcext:value-type="float">
            <text:p>1.1316</text:p>
          </table:table-cell>
          <table:table-cell table:number-columns-repeated="3"/>
          <table:table-cell table:formula="of:=[.$D6]*[.$M$2]" office:value-type="float" office:value="2.46" calcext:value-type="float">
            <text:p>2.46</text:p>
          </table:table-cell>
          <table:table-cell table:formula="of:=[.N6]-[.$H6]" office:value-type="float" office:value="0.3116" calcext:value-type="float">
            <text:p>0.3116</text:p>
          </table:table-cell>
          <table:table-cell table:formula="of:=[.$N6]*[.$C6]" office:value-type="float" office:value="1230" calcext:value-type="float">
            <text:p>1230</text:p>
          </table:table-cell>
          <table:table-cell table:formula="of:=[.P6]-([.$H6]*[.$C6])" office:value-type="float" office:value="155.8" calcext:value-type="float">
            <text:p>155.8</text:p>
          </table:table-cell>
        </table:table-row>
        <table:table-row table:style-name="ro1">
          <table:table-cell office:value-type="string" calcext:value-type="string">
            <text:p>BIF-1106-2</text:p>
          </table:table-cell>
          <table:table-cell office:value-type="string" calcext:value-type="string">
            <text:p><text:a xlink:href="https://www.alibaba.com/product-detail/Fuel-Injector-Filter-Replacement-Fuel-Injector_1601522706983.html?spm=a2700.shop_plser.41413.2.1e2b4feaCPnYnD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7]*0.16" office:value-type="float" office:value="0.2624" calcext:value-type="float">
            <text:p>0.2624</text:p>
          </table:table-cell>
          <table:table-cell table:formula="of:=[.D7]*0.15" office:value-type="float" office:value="0.246" calcext:value-type="float">
            <text:p>0.246</text:p>
          </table:table-cell>
          <table:table-cell table:formula="of:=[.D7]+[.F7]+[.G7]" office:value-type="float" office:value="2.1484" calcext:value-type="float">
            <text:p>2.1484</text:p>
          </table:table-cell>
          <table:table-cell table:formula="of:=[.D7]*2" office:value-type="float" office:value="3.28" calcext:value-type="float">
            <text:p>3.28</text:p>
          </table:table-cell>
          <table:table-cell table:formula="of:=[.I7]-[.H7]" office:value-type="float" office:value="1.1316" calcext:value-type="float">
            <text:p>1.1316</text:p>
          </table:table-cell>
          <table:table-cell table:number-columns-repeated="3"/>
          <table:table-cell table:formula="of:=[.$D7]*[.$M$2]" office:value-type="float" office:value="2.46" calcext:value-type="float">
            <text:p>2.46</text:p>
          </table:table-cell>
          <table:table-cell table:formula="of:=[.N7]-[.$H7]" office:value-type="float" office:value="0.3116" calcext:value-type="float">
            <text:p>0.3116</text:p>
          </table:table-cell>
          <table:table-cell table:formula="of:=[.$N7]*[.$C7]" office:value-type="float" office:value="1230" calcext:value-type="float">
            <text:p>1230</text:p>
          </table:table-cell>
          <table:table-cell table:formula="of:=[.P7]-([.$H7]*[.$C7])" office:value-type="float" office:value="155.8" calcext:value-type="float">
            <text:p>155.8</text:p>
          </table:table-cell>
        </table:table-row>
        <table:table-row table:style-name="ro1">
          <table:table-cell office:value-type="string" calcext:value-type="string">
            <text:p>BIF-1110</text:p>
          </table:table-cell>
          <table:table-cell office:value-type="string" calcext:value-type="string">
            <text:p><text:a xlink:href="https://www.alibaba.com/product-detail/6-2-7MM-Fuel-Injector-Basket_1601035199049.html?spm=a2700.shop_plser.41413.2.66d64d7bLDSFf1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8]*0.16" office:value-type="float" office:value="0.2624" calcext:value-type="float">
            <text:p>0.2624</text:p>
          </table:table-cell>
          <table:table-cell table:formula="of:=[.D8]*0.15" office:value-type="float" office:value="0.246" calcext:value-type="float">
            <text:p>0.246</text:p>
          </table:table-cell>
          <table:table-cell table:formula="of:=[.D8]+[.F8]+[.G8]" office:value-type="float" office:value="2.1484" calcext:value-type="float">
            <text:p>2.1484</text:p>
          </table:table-cell>
          <table:table-cell table:formula="of:=[.D8]*2" office:value-type="float" office:value="3.28" calcext:value-type="float">
            <text:p>3.28</text:p>
          </table:table-cell>
          <table:table-cell table:formula="of:=[.I8]-[.H8]" office:value-type="float" office:value="1.1316" calcext:value-type="float">
            <text:p>1.1316</text:p>
          </table:table-cell>
          <table:table-cell table:number-columns-repeated="3"/>
          <table:table-cell table:formula="of:=[.$D8]*[.$M$2]" office:value-type="float" office:value="2.46" calcext:value-type="float">
            <text:p>2.46</text:p>
          </table:table-cell>
          <table:table-cell table:formula="of:=[.N8]-[.$H8]" office:value-type="float" office:value="0.3116" calcext:value-type="float">
            <text:p>0.3116</text:p>
          </table:table-cell>
          <table:table-cell table:formula="of:=[.$N8]*[.$C8]" office:value-type="float" office:value="1230" calcext:value-type="float">
            <text:p>1230</text:p>
          </table:table-cell>
          <table:table-cell table:formula="of:=[.P8]-([.$H8]*[.$C8])" office:value-type="float" office:value="155.8" calcext:value-type="float">
            <text:p>155.8</text:p>
          </table:table-cell>
        </table:table-row>
        <table:table-row table:style-name="ro1">
          <table:table-cell office:value-type="string" calcext:value-type="string">
            <text:p>BIF-1111</text:p>
          </table:table-cell>
          <table:table-cell office:value-type="string" calcext:value-type="string">
            <text:p><text:a xlink:href="https://www.alibaba.com/product-detail/BIF-1111-5-5x2-5x8-4MM_1601230111947.html?spm=a2700.shop_plser.41413.1.72b87511rvJERO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9]*0.16" office:value-type="float" office:value="0.2624" calcext:value-type="float">
            <text:p>0.2624</text:p>
          </table:table-cell>
          <table:table-cell table:formula="of:=[.D9]*0.15" office:value-type="float" office:value="0.246" calcext:value-type="float">
            <text:p>0.246</text:p>
          </table:table-cell>
          <table:table-cell table:formula="of:=[.D9]+[.F9]+[.G9]" office:value-type="float" office:value="2.1484" calcext:value-type="float">
            <text:p>2.1484</text:p>
          </table:table-cell>
          <table:table-cell table:formula="of:=[.D9]*2" office:value-type="float" office:value="3.28" calcext:value-type="float">
            <text:p>3.28</text:p>
          </table:table-cell>
          <table:table-cell table:formula="of:=[.I9]-[.H9]" office:value-type="float" office:value="1.1316" calcext:value-type="float">
            <text:p>1.1316</text:p>
          </table:table-cell>
          <table:table-cell table:number-columns-repeated="3"/>
          <table:table-cell table:formula="of:=[.$D9]*[.$M$2]" office:value-type="float" office:value="2.46" calcext:value-type="float">
            <text:p>2.46</text:p>
          </table:table-cell>
          <table:table-cell table:formula="of:=[.N9]-[.$H9]" office:value-type="float" office:value="0.3116" calcext:value-type="float">
            <text:p>0.3116</text:p>
          </table:table-cell>
          <table:table-cell table:formula="of:=[.$N9]*[.$C9]" office:value-type="float" office:value="1230" calcext:value-type="float">
            <text:p>1230</text:p>
          </table:table-cell>
          <table:table-cell table:formula="of:=[.P9]-([.$H9]*[.$C9])" office:value-type="float" office:value="155.8" calcext:value-type="float">
            <text:p>155.8</text:p>
          </table:table-cell>
        </table:table-row>
        <table:table-row table:style-name="ro1">
          <table:table-cell office:value-type="string" calcext:value-type="string">
            <text:p>BIF-1116</text:p>
          </table:table-cell>
          <table:table-cell office:value-type="string" calcext:value-type="string">
            <text:p><text:a xlink:href="https://www.alibaba.com/product-detail/10-3x7x1x11-2mm-Fuel-Injector-Micro_1600918387187.html?spm=a2700.shop_plser.41413.2.791663a0rBri3r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83" calcext:value-type="float">
            <text:p>1.83</text:p>
          </table:table-cell>
          <table:table-cell office:value-type="float" office:value="820" calcext:value-type="float">
            <text:p>820</text:p>
          </table:table-cell>
          <table:table-cell table:formula="of:=[.D10]*0.16" office:value-type="float" office:value="0.2928" calcext:value-type="float">
            <text:p>0.2928</text:p>
          </table:table-cell>
          <table:table-cell table:formula="of:=[.D10]*0.15" office:value-type="float" office:value="0.2745" calcext:value-type="float">
            <text:p>0.2745</text:p>
          </table:table-cell>
          <table:table-cell table:formula="of:=[.D10]+[.F10]+[.G10]" office:value-type="float" office:value="2.3973" calcext:value-type="float">
            <text:p>2.3973</text:p>
          </table:table-cell>
          <table:table-cell table:formula="of:=[.D10]*2" office:value-type="float" office:value="3.66" calcext:value-type="float">
            <text:p>3.66</text:p>
          </table:table-cell>
          <table:table-cell table:formula="of:=[.I10]-[.H10]" office:value-type="float" office:value="1.2627" calcext:value-type="float">
            <text:p>1.2627</text:p>
          </table:table-cell>
          <table:table-cell table:number-columns-repeated="3"/>
          <table:table-cell table:formula="of:=[.$D10]*[.$M$2]" office:value-type="float" office:value="2.745" calcext:value-type="float">
            <text:p>2.745</text:p>
          </table:table-cell>
          <table:table-cell table:formula="of:=[.N10]-[.$H10]" office:value-type="float" office:value="0.3477" calcext:value-type="float">
            <text:p>0.3477</text:p>
          </table:table-cell>
          <table:table-cell table:formula="of:=[.$N10]*[.$C10]" office:value-type="float" office:value="1372.5" calcext:value-type="float">
            <text:p>1372.5</text:p>
          </table:table-cell>
          <table:table-cell table:formula="of:=[.P10]-([.$H10]*[.$C10])" office:value-type="float" office:value="173.85" calcext:value-type="float">
            <text:p>173.85</text:p>
          </table:table-cell>
        </table:table-row>
        <table:table-row table:style-name="ro1">
          <table:table-cell office:value-type="string" calcext:value-type="string">
            <text:p>BIF-2103</text:p>
          </table:table-cell>
          <table:table-cell office:value-type="string" calcext:value-type="string">
            <text:p><text:a xlink:href="https://www.alibaba.com/product-detail/16-7-6-12-7MM-Wholesale_1601036051915.html?spm=a2700.shop_plser.41413.2.3d213cebhUni8G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11]*0.16" office:value-type="float" office:value="0.2624" calcext:value-type="float">
            <text:p>0.2624</text:p>
          </table:table-cell>
          <table:table-cell table:formula="of:=[.D11]*0.15" office:value-type="float" office:value="0.246" calcext:value-type="float">
            <text:p>0.246</text:p>
          </table:table-cell>
          <table:table-cell table:formula="of:=[.D11]+[.F11]+[.G11]" office:value-type="float" office:value="2.1484" calcext:value-type="float">
            <text:p>2.1484</text:p>
          </table:table-cell>
          <table:table-cell table:formula="of:=[.D11]*2" office:value-type="float" office:value="3.28" calcext:value-type="float">
            <text:p>3.28</text:p>
          </table:table-cell>
          <table:table-cell table:formula="of:=[.I11]-[.H11]" office:value-type="float" office:value="1.1316" calcext:value-type="float">
            <text:p>1.1316</text:p>
          </table:table-cell>
          <table:table-cell table:number-columns-repeated="3"/>
          <table:table-cell table:formula="of:=[.$D11]*[.$M$2]" office:value-type="float" office:value="2.46" calcext:value-type="float">
            <text:p>2.46</text:p>
          </table:table-cell>
          <table:table-cell table:formula="of:=[.N11]-[.$H11]" office:value-type="float" office:value="0.3116" calcext:value-type="float">
            <text:p>0.3116</text:p>
          </table:table-cell>
          <table:table-cell table:formula="of:=[.$N11]*[.$C11]" office:value-type="float" office:value="1230" calcext:value-type="float">
            <text:p>1230</text:p>
          </table:table-cell>
          <table:table-cell table:formula="of:=[.P11]-([.$H11]*[.$C11])" office:value-type="float" office:value="155.8" calcext:value-type="float">
            <text:p>155.8</text:p>
          </table:table-cell>
        </table:table-row>
        <table:table-row table:style-name="ro1">
          <table:table-cell office:value-type="string" calcext:value-type="string">
            <text:p>BIF-2104</text:p>
          </table:table-cell>
          <table:table-cell office:value-type="string" calcext:value-type="string">
            <text:p><text:a xlink:href="https://www.alibaba.com/product-detail/Replacement-New-for-GM-for-Delphi_1601564282115.html?spm=a2700.shop_plser.41413.2.6a882206RffIW6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83" calcext:value-type="float">
            <text:p>1.83</text:p>
          </table:table-cell>
          <table:table-cell office:value-type="float" office:value="915" calcext:value-type="float">
            <text:p>915</text:p>
          </table:table-cell>
          <table:table-cell table:formula="of:=[.D12]*0.16" office:value-type="float" office:value="0.2928" calcext:value-type="float">
            <text:p>0.2928</text:p>
          </table:table-cell>
          <table:table-cell table:formula="of:=[.D12]*0.15" office:value-type="float" office:value="0.2745" calcext:value-type="float">
            <text:p>0.2745</text:p>
          </table:table-cell>
          <table:table-cell table:formula="of:=[.D12]+[.F12]+[.G12]" office:value-type="float" office:value="2.3973" calcext:value-type="float">
            <text:p>2.3973</text:p>
          </table:table-cell>
          <table:table-cell table:formula="of:=[.D12]*2" office:value-type="float" office:value="3.66" calcext:value-type="float">
            <text:p>3.66</text:p>
          </table:table-cell>
          <table:table-cell table:formula="of:=[.I12]-[.H12]" office:value-type="float" office:value="1.2627" calcext:value-type="float">
            <text:p>1.2627</text:p>
          </table:table-cell>
          <table:table-cell table:number-columns-repeated="3"/>
          <table:table-cell table:formula="of:=[.$D12]*[.$M$2]" office:value-type="float" office:value="2.745" calcext:value-type="float">
            <text:p>2.745</text:p>
          </table:table-cell>
          <table:table-cell table:formula="of:=[.N12]-[.$H12]" office:value-type="float" office:value="0.3477" calcext:value-type="float">
            <text:p>0.3477</text:p>
          </table:table-cell>
          <table:table-cell table:formula="of:=[.$N12]*[.$C12]" office:value-type="float" office:value="1372.5" calcext:value-type="float">
            <text:p>1372.5</text:p>
          </table:table-cell>
          <table:table-cell table:formula="of:=[.P12]-([.$H12]*[.$C12])" office:value-type="float" office:value="173.85" calcext:value-type="float">
            <text:p>173.85</text:p>
          </table:table-cell>
        </table:table-row>
        <table:table-row table:style-name="ro1">
          <table:table-cell office:value-type="string" calcext:value-type="string">
            <text:p>BIF-2120</text:p>
          </table:table-cell>
          <table:table-cell office:value-type="string" calcext:value-type="string">
            <text:p><text:a xlink:href="https://www.alibaba.com/product-detail/Fuel-Injector-Repair-Replacement-Filter-for_1600918592701.html?spm=a2700.shop_plser.41413.2.458e7fcf7dtc2f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13]*0.16" office:value-type="float" office:value="0.2624" calcext:value-type="float">
            <text:p>0.2624</text:p>
          </table:table-cell>
          <table:table-cell table:formula="of:=[.D13]*0.15" office:value-type="float" office:value="0.246" calcext:value-type="float">
            <text:p>0.246</text:p>
          </table:table-cell>
          <table:table-cell table:formula="of:=[.D13]+[.F13]+[.G13]" office:value-type="float" office:value="2.1484" calcext:value-type="float">
            <text:p>2.1484</text:p>
          </table:table-cell>
          <table:table-cell table:formula="of:=[.D13]*2" office:value-type="float" office:value="3.28" calcext:value-type="float">
            <text:p>3.28</text:p>
          </table:table-cell>
          <table:table-cell table:formula="of:=[.I13]-[.H13]" office:value-type="float" office:value="1.1316" calcext:value-type="float">
            <text:p>1.1316</text:p>
          </table:table-cell>
          <table:table-cell table:number-columns-repeated="3"/>
          <table:table-cell table:formula="of:=[.$D13]*[.$M$2]" office:value-type="float" office:value="2.46" calcext:value-type="float">
            <text:p>2.46</text:p>
          </table:table-cell>
          <table:table-cell table:formula="of:=[.N13]-[.$H13]" office:value-type="float" office:value="0.3116" calcext:value-type="float">
            <text:p>0.3116</text:p>
          </table:table-cell>
          <table:table-cell table:formula="of:=[.$N13]*[.$C13]" office:value-type="float" office:value="1230" calcext:value-type="float">
            <text:p>1230</text:p>
          </table:table-cell>
          <table:table-cell table:formula="of:=[.P13]-([.$H13]*[.$C13])" office:value-type="float" office:value="155.8" calcext:value-type="float">
            <text:p>155.8</text:p>
          </table:table-cell>
        </table:table-row>
        <table:table-row table:style-name="ro1">
          <table:table-cell office:value-type="string" calcext:value-type="string">
            <text:p>BIO-1105</text:p>
          </table:table-cell>
          <table:table-cell office:value-type="string" calcext:value-type="string">
            <text:p><text:a xlink:href="https://www.alibaba.com/product-detail/FKM-O-Ring-Fuel-Injector-Repair_1601217015010.html?spm=a2700.shop_plser.41413.2.42836d907nutLV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0.7289" calcext:value-type="float">
            <text:p>0.7289</text:p>
          </table:table-cell>
          <table:table-cell office:value-type="float" office:value="364.45" calcext:value-type="float">
            <text:p>364.45</text:p>
          </table:table-cell>
          <table:table-cell table:formula="of:=[.D14]*0.16" office:value-type="float" office:value="0.116624" calcext:value-type="float">
            <text:p>0.116624</text:p>
          </table:table-cell>
          <table:table-cell table:formula="of:=[.D14]*0.15" office:value-type="float" office:value="0.109335" calcext:value-type="float">
            <text:p>0.109335</text:p>
          </table:table-cell>
          <table:table-cell table:formula="of:=[.D14]+[.F14]+[.G14]" office:value-type="float" office:value="0.954859" calcext:value-type="float">
            <text:p>0.954859</text:p>
          </table:table-cell>
          <table:table-cell table:formula="of:=[.D14]*2" office:value-type="float" office:value="1.4578" calcext:value-type="float">
            <text:p>1.4578</text:p>
          </table:table-cell>
          <table:table-cell table:formula="of:=[.I14]-[.H14]" office:value-type="float" office:value="0.502941" calcext:value-type="float">
            <text:p>0.502941</text:p>
          </table:table-cell>
          <table:table-cell table:number-columns-repeated="3"/>
          <table:table-cell table:formula="of:=[.$D14]*[.$M$2]" office:value-type="float" office:value="1.09335" calcext:value-type="float">
            <text:p>1.09335</text:p>
          </table:table-cell>
          <table:table-cell table:formula="of:=[.N14]-[.$H14]" office:value-type="float" office:value="0.138491" calcext:value-type="float">
            <text:p>0.138491</text:p>
          </table:table-cell>
          <table:table-cell table:formula="of:=[.$N14]*[.$C14]" office:value-type="float" office:value="546.675" calcext:value-type="float">
            <text:p>546.675</text:p>
          </table:table-cell>
          <table:table-cell table:formula="of:=[.P14]-([.$H14]*[.$C14])" office:value-type="float" office:value="69.2455000000001" calcext:value-type="float">
            <text:p>69.2455000000001</text:p>
          </table:table-cell>
        </table:table-row>
        <table:table-row table:style-name="ro1">
          <table:table-cell office:value-type="string" calcext:value-type="string">
            <text:p>BIO-1132</text:p>
          </table:table-cell>
          <table:table-cell office:value-type="string" calcext:value-type="string">
            <text:p><text:a xlink:href="https://www.alibaba.com/product-detail/New-Condition-Fuel-Injector-O-Ring_1600918747587.html?spm=a2700.shop_plser.41413.2.5631ab060GORzi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15]*0.16" office:value-type="float" office:value="0.2624" calcext:value-type="float">
            <text:p>0.2624</text:p>
          </table:table-cell>
          <table:table-cell table:formula="of:=[.D15]*0.15" office:value-type="float" office:value="0.246" calcext:value-type="float">
            <text:p>0.246</text:p>
          </table:table-cell>
          <table:table-cell table:formula="of:=[.D15]+[.F15]+[.G15]" office:value-type="float" office:value="2.1484" calcext:value-type="float">
            <text:p>2.1484</text:p>
          </table:table-cell>
          <table:table-cell table:formula="of:=[.D15]*2" office:value-type="float" office:value="3.28" calcext:value-type="float">
            <text:p>3.28</text:p>
          </table:table-cell>
          <table:table-cell table:formula="of:=[.I15]-[.H15]" office:value-type="float" office:value="1.1316" calcext:value-type="float">
            <text:p>1.1316</text:p>
          </table:table-cell>
          <table:table-cell table:number-columns-repeated="3"/>
          <table:table-cell table:formula="of:=[.$D15]*[.$M$2]" office:value-type="float" office:value="2.46" calcext:value-type="float">
            <text:p>2.46</text:p>
          </table:table-cell>
          <table:table-cell table:formula="of:=[.N15]-[.$H15]" office:value-type="float" office:value="0.3116" calcext:value-type="float">
            <text:p>0.3116</text:p>
          </table:table-cell>
          <table:table-cell table:formula="of:=[.$N15]*[.$C15]" office:value-type="float" office:value="1230" calcext:value-type="float">
            <text:p>1230</text:p>
          </table:table-cell>
          <table:table-cell table:formula="of:=[.P15]-([.$H15]*[.$C15])" office:value-type="float" office:value="155.8" calcext:value-type="float">
            <text:p>155.8</text:p>
          </table:table-cell>
        </table:table-row>
        <table:table-row table:style-name="ro1">
          <table:table-cell office:value-type="string" calcext:value-type="string">
            <text:p>BIS-1103</text:p>
          </table:table-cell>
          <table:table-cell office:value-type="string" calcext:value-type="string">
            <text:p><text:a xlink:href="https://www.alibaba.com/product-detail/9-9-7-45-1-5mm_1601070441567.html?spm=a2700.shop_plser.41413.2.6af43d10kfqHaR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1" calcext:value-type="float">
            <text:p>1.1</text:p>
          </table:table-cell>
          <table:table-cell office:value-type="float" office:value="550" calcext:value-type="float">
            <text:p>550</text:p>
          </table:table-cell>
          <table:table-cell table:formula="of:=[.D16]*0.16" office:value-type="float" office:value="0.176" calcext:value-type="float">
            <text:p>0.176</text:p>
          </table:table-cell>
          <table:table-cell table:formula="of:=[.D16]*0.15" office:value-type="float" office:value="0.165" calcext:value-type="float">
            <text:p>0.165</text:p>
          </table:table-cell>
          <table:table-cell table:formula="of:=[.D16]+[.F16]+[.G16]" office:value-type="float" office:value="1.441" calcext:value-type="float">
            <text:p>1.441</text:p>
          </table:table-cell>
          <table:table-cell table:formula="of:=[.D16]*2" office:value-type="float" office:value="2.2" calcext:value-type="float">
            <text:p>2.2</text:p>
          </table:table-cell>
          <table:table-cell table:formula="of:=[.I16]-[.H16]" office:value-type="float" office:value="0.759" calcext:value-type="float">
            <text:p>0.759</text:p>
          </table:table-cell>
          <table:table-cell table:number-columns-repeated="3"/>
          <table:table-cell table:formula="of:=[.$D16]*[.$M$2]" office:value-type="float" office:value="1.65" calcext:value-type="float">
            <text:p>1.65</text:p>
          </table:table-cell>
          <table:table-cell table:formula="of:=[.N16]-[.$H16]" office:value-type="float" office:value="0.209" calcext:value-type="float">
            <text:p>0.209</text:p>
          </table:table-cell>
          <table:table-cell table:formula="of:=[.$N16]*[.$C16]" office:value-type="float" office:value="825" calcext:value-type="float">
            <text:p>825</text:p>
          </table:table-cell>
          <table:table-cell table:formula="of:=[.P16]-([.$H16]*[.$C16])" office:value-type="float" office:value="104.5" calcext:value-type="float">
            <text:p>104.5</text:p>
          </table:table-cell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Default" table:number-columns-repeated="4"/>
          <table:table-cell table:style-name="Default" table:formula="of:=SUM([.E2:.E16])" office:value-type="float" office:value="10393.85" calcext:value-type="float">
            <text:p>10393.85</text:p>
          </table:table-cell>
          <table:table-cell table:style-name="Default"/>
          <table:table-cell table:number-columns-repeated="2"/>
          <table:table-cell table:formula="of:=SUM([.I2:.I16])" office:value-type="float" office:value="44.8754" calcext:value-type="float">
            <text:p>44.8754</text:p>
          </table:table-cell>
          <table:table-cell table:formula="of:=SUM([.J2:.J16])" office:value-type="float" office:value="15.482013" calcext:value-type="float">
            <text:p>15.482013</text:p>
          </table:table-cell>
          <table:table-cell table:number-columns-repeated="5"/>
          <table:table-cell table:formula="of:=SUM([.P2:.P16])" office:value-type="float" office:value="16828.275" calcext:value-type="float">
            <text:p>16828.275</text:p>
          </table:table-cell>
          <table:table-cell table:formula="of:=SUM([.Q2:.Q16])" office:value-type="float" office:value="2131.5815" calcext:value-type="float">
            <text:p>2131.5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5T14:38:51.661332499</meta:creation-date>
    <dc:date>2026-04-05T15:59:42.387788313</dc:date>
    <meta:editing-duration>PT59M5S</meta:editing-duration>
    <meta:editing-cycles>1</meta:editing-cycles>
    <meta:document-statistic meta:table-count="1" meta:cell-count="231" meta:object-count="0"/>
    <meta:generator>LibreOffice/26.2.2.2$Linux_X86_64 LibreOffice_project/620$Build-2</meta:generator>
  </office:meta>
</office:document-meta>
</file>